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udienarbeit Doku v.1</text:h>
      <text:h text:style-name="Heading_20_2" text:outline-level="2">Inhalt:</text:h>
      <text:list xml:id="list2102761371" text:style-name="L1">
        <text:list-item>
          <text:p text:style-name="P1">Warum wir uns für den Net-IO und Ethersex entschieden haben.</text:p>
        </text:list-item>
        <text:list-item>
          <text:p text:style-name="P1">Beschreibung von Ethersex</text:p>
        </text:list-item>
        <text:list-item>
          <text:p text:style-name="P1">Zusammenspiel Android-App, Ethersex und Steuercontroller</text:p>
        </text:list-item>
        <text:list-item>
          <text:p text:style-name="P1">AppDesign, Webserver-Design</text:p>
        </text:list-item>
        <text:list-item>
          <text:p text:style-name="P1">Wie die Daten geholt werden, ob Zwischenspeichern auf dem Controller und wann von dem andern control<text:tab/>ler geholt werden will. Nur bei Zugriff, oder mit Aktualisierungstaste.</text:p>
        </text:list-item>
        <text:list-item>
          <text:p text:style-name="P1">SPI-Protokoll festlegen, zum Steuercontroller bzw. Android-App (SCPI?)</text:p>
        </text:list-item>
        <text:list-item>
          <text:p text:style-name="P1">Die erste Doku soll so ca. 5 Seiten umfasse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 </meta:initial-creator>
    <meta:creation-date>2012-02-05T16:31:19</meta:creation-date>
    <meta:document-statistic meta:table-count="0" meta:image-count="0" meta:object-count="0" meta:page-count="1" meta:paragraph-count="9" meta:word-count="71" meta:character-count="488" meta:non-whitespace-character-count="431"/>
    <dc:date>2012-02-05T16:39:43</dc:date>
    <dc:creator>sac </dc:creator>
    <meta:editing-duration>PT8M25S</meta:editing-duration>
    <meta:editing-cycles>1</meta:editing-cycles>
    <meta:generator>LibreOffice/3.4$Unix LibreOffice_project/340m1$Build-402</meta:generator>
  </office:meta>
</office:document-meta>
</file>